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w Poirier </text:p>
      <text:p text:style-name="Standard">CSC 305</text:p>
      <text:p text:style-name="Standard">9/21/11</text:p>
      <text:p text:style-name="Standard">Use Case 1 </text:p>
      <text:p text:style-name="Standard">Automatic lights </text:p>
      <text:p text:style-name="Standard"/>
      <text:p text:style-name="Standard">Actors – The actors that would be using the automatic lights could be an user of the house, the repair man who comes into the house 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9-18T22:55:46</meta:creation-date>
    <meta:document-statistic meta:table-count="0" meta:image-count="0" meta:object-count="0" meta:page-count="1" meta:paragraph-count="6" meta:word-count="37" meta:character-count="192"/>
    <dc:date>2011-09-18T22:59:55</dc:date>
    <dc:creator>Andrew </dc:creator>
    <meta:editing-duration>PT4M10S</meta:editing-duration>
    <meta:editing-cycles>1</meta:editing-cycles>
    <meta:generator>LibreOffice/3.3$Linux LibreOffice_project/330m19$Build-301</meta:generator>
  </office:meta>
</office:document-meta>
</file>